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, 'Arial Unicode M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5.809cm" fo:margin-left="-0.191cm" table:align="left" style:writing-mode="lr-tb"/>
    </style:style>
    <style:style style:name="Таблица1.A" style:family="table-column">
      <style:table-column-properties style:column-width="17.63cm"/>
    </style:style>
    <style:style style:name="Таблица1.B" style:family="table-column">
      <style:table-column-properties style:column-width="8.17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25.737cm" fo:margin-left="-0.028cm" table:align="left" style:writing-mode="lr-tb"/>
    </style:style>
    <style:style style:name="Таблица2.A" style:family="table-column">
      <style:table-column-properties style:column-width="8.299cm"/>
    </style:style>
    <style:style style:name="Таблица2.B" style:family="table-column">
      <style:table-column-properties style:column-width="8.659cm"/>
    </style:style>
    <style:style style:name="Таблица2.C" style:family="table-column">
      <style:table-column-properties style:column-width="8.779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style:font-name="Times New Roman1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50%"/>
      <style:text-properties style:font-name="Times New Roman1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50%" style:snap-to-layout-grid="false"/>
      <style:text-properties style:font-name="Times New Roman1" fo:font-size="12pt" style:font-size-asian="12pt" style:font-name-complex="Times New Roman1" style:font-size-complex="12pt"/>
    </style:style>
    <style:style style:name="P4" style:family="paragraph" style:parent-style-name="Standard">
      <style:paragraph-properties style:snap-to-layout-grid="false"/>
      <style:text-properties style:font-name="Times New Roman1" fo:font-size="14pt" style:font-size-asian="14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1" fo:font-size="14pt" style:font-size-asian="14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0pt" style:font-size-asian="10pt" style:font-name-complex="Times New Roman1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.847cm" fo:margin-bottom="0.212cm">
        <style:tab-stops>
          <style:tab-stop style:position="1.614cm"/>
        </style:tab-stops>
      </style:paragraph-properties>
      <style:text-properties style:font-name="Times New Roman1" fo:font-size="14pt" style:font-size-asian="14pt" style:font-name-complex="Times New Roman1" style:font-size-complex="12pt"/>
    </style:style>
    <style:style style:name="P10" style:family="paragraph" style:parent-style-name="Standard">
      <style:paragraph-properties fo:margin-top="0.847cm" fo:margin-bottom="0.212cm">
        <style:tab-stops>
          <style:tab-stop style:position="1.614cm"/>
        </style:tab-stops>
      </style:paragraph-properties>
      <style:text-properties style:font-name="Times New Roman1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.847cm" fo:margin-bottom="0.212cm" fo:line-height="100%">
        <style:tab-stops>
          <style:tab-stop style:position="1.614cm"/>
        </style:tab-stops>
      </style:paragraph-properties>
    </style:style>
    <style:style style:name="P12" style:family="paragraph" style:parent-style-name="Standard">
      <style:paragraph-properties fo:margin-top="0cm" fo:margin-bottom="0.635cm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top="0cm" fo:margin-bottom="0.635cm">
        <style:tab-stops>
          <style:tab-stop style:position="0cm"/>
        </style:tab-stops>
      </style:paragraph-properties>
      <style:text-properties fo:color="#ffffff" style:font-name="Times New Roman1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2.54cm" fo:margin-bottom="0.847cm" fo:text-align="center" style:justify-single-word="false">
        <style:tab-stops>
          <style:tab-stop style:position="6.138cm"/>
        </style:tab-stops>
      </style:paragraph-properties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1" fo:font-size="12pt" style:font-size-asian="12pt" style:font-name-complex="Times New Roman1" style:font-size-complex="12pt"/>
    </style:style>
    <style:style style:name="T2" style:family="text">
      <style:text-properties style:font-name="Times New Roman1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1" fo:font-size="12pt" fo:font-style="italic" style:text-underline-style="solid" style:text-underline-width="auto" style:text-underline-color="font-color" style:font-size-asian="12pt" style:font-style-asian="italic" style:font-name-complex="Times New Roman1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3">УТВЕРЖДАЮ</text:p>
            <text:p text:style-name="P2">Проректор по информатизации СурГПУ</text:p>
            <text:p text:style-name="P2">_______________Л.Н. Носова</text:p>
          </table:table-cell>
        </table:table-row>
      </table:table>
      <text:p text:style-name="P14">Акт осмотра материальных ценностей</text:p>
      <text:p text:style-name="P12"><text:span text:style-name="T1">Комиссия в составе: (</text:span><text:span text:style-name="T2">перечисляется состав комиссии) </text:span><text:span text:style-name="T1">произвела осмотр материальных ценностей, рекомендуемых списанию:</text:span></text:p>
      <text:p text:style-name="P13">$table</text:p>
      <text:p text:style-name="P11"><text:span text:style-name="T1">Заключение комиссии: </text:span><text:span text:style-name="T3">материальные ценности не подлежат дальнейшей эксплуатации и рекомендуются к списанию.</text:span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______________________________</text:p>
            <text:p text:style-name="P7">должность</text:p>
            <text:p text:style-name="P8"/>
            <text:p text:style-name="P5">______________________________</text:p>
            <text:p text:style-name="P7">должность</text:p>
            <text:p text:style-name="P7"/>
            <text:p text:style-name="P5">______________________________</text:p>
            <text:p text:style-name="P7">должность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6">_________________________________</text:p>
            <text:p text:style-name="P7">подпись, расшифровка</text:p>
            <text:p text:style-name="P7"/>
            <text:p text:style-name="P5">_________________________________</text:p>
            <text:p text:style-name="P7">подпись, расшифровка</text:p>
            <text:p text:style-name="P7"/>
            <text:p text:style-name="P5">_________________________________</text:p>
            <text:p text:style-name="P7">подпись, расшифровка</text:p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, 'Arial Unicode MS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Liberation Serif" fo:font-size="12pt" style:letter-kerning="true" style:font-name-asian="DejaVu Sans" style:font-size-asian="12pt" style:font-name-complex="Liberation Serif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12:51:17</meta:creation-date>
    <dc:date>2012-02-15T15:53:17</dc:date>
    <meta:editing-duration>PT2H15M7S</meta:editing-duration>
    <meta:editing-cycles>5</meta:editing-cycles>
    <meta:generator>LibreOffice/3.4$Unix LibreOffice_project/340m1$Build-502</meta:generator>
    <meta:document-statistic meta:table-count="2" meta:image-count="0" meta:object-count="0" meta:page-count="1" meta:paragraph-count="19" meta:word-count="51" meta:character-count="607" meta:non-whitespace-character-count="575"/>
  </office:meta>
</office:document-meta>
</file>